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6.03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6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Product Backlog majora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SER STORIES</text:p>
          </table:table-cell>
          <table:table-cell office:value-type="string" table:style-name="ce1">
            <text:p>Taille</text:p>
          </table:table-cell>
          <table:table-cell office:value-type="string" table:style-name="ce1">
            <text:p>Priorité</text:p>
          </table:table-cell>
          <table:table-cell office:value-type="string" table:style-name="ce1">
            <text:p>Eta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L’utilisateur veut un environnement en 3d où l’on se déplace librement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Z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’utilisateur veut différents biomes dans l’environnement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N COU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’utilisateur veut une flore dynamique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N COU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’utilisateur veut une faune dynamique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’utilisateur veut une tribu intelligente</text:p>
          </table:table-cell>
          <table:table-cell office:value-type="string" table:style-name="ce1">
            <text:p>8/1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’utilisateur veut des graphismes low poly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’utilisateur veut une caméra du dessus isométrique et fps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’utilisateur veut un cycle Jour/Nuit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’utilisateur veut des ombres gérées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’utilisateur veut des fluides dynamiques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’utilisateur veut une régulation de l’écosystème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’utilisateur veut une destruction des assets devenus inutiles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ison</meta:initial-creator>
    <dc:creator>Maison</dc:creator>
    <meta:creation-date>2018-02-22T09:48:14Z</meta:creation-date>
    <dc:date>2018-03-01T11:11:03Z</dc:date>
    <meta:editing-cycles>7</meta:editing-cycles>
    <meta:editing-duration>PT1152S</meta:editing-duration>
  </office:meta>
</office:document-meta>
</file>